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10000006C7D17E3F2B0649A6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6" style:family="table-row">
      <style:table-row-properties fo:keep-together="always"/>
    </style:style>
    <style:style style:name="Table4.A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16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8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9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0" style:family="paragraph" style:parent-style-name="Table_20_Contents">
      <style:text-properties officeooo:rsid="003dc3a6" officeooo:paragraph-rsid="003dc3a6"/>
    </style:style>
    <style:style style:name="P21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2" style:family="paragraph" style:parent-style-name="Table_20_Contents">
      <style:text-properties officeooo:rsid="003e6aee" officeooo:paragraph-rsid="003e6aee"/>
    </style:style>
    <style:style style:name="P23" style:family="paragraph" style:parent-style-name="Table_20_Contents">
      <style:text-properties officeooo:rsid="003ead6c" officeooo:paragraph-rsid="003ead6c"/>
    </style:style>
    <style:style style:name="P24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5" style:family="paragraph" style:parent-style-name="Table_20_Contents">
      <style:text-properties officeooo:rsid="00403451" officeooo:paragraph-rsid="00403451"/>
    </style:style>
    <style:style style:name="P26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7" style:family="paragraph" style:parent-style-name="Table_20_Contents">
      <style:text-properties officeooo:rsid="0050621a" officeooo:paragraph-rsid="0050621a"/>
    </style:style>
    <style:style style:name="P28" style:family="paragraph" style:parent-style-name="Table_20_Contents">
      <style:text-properties officeooo:rsid="005b62eb" officeooo:paragraph-rsid="005b62eb"/>
    </style:style>
    <style:style style:name="P29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30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2" style:family="paragraph" style:parent-style-name="Standard">
      <style:text-properties officeooo:paragraph-rsid="001c2594"/>
    </style:style>
    <style:style style:name="P33" style:family="paragraph" style:parent-style-name="Standard">
      <style:text-properties officeooo:rsid="002453de" officeooo:paragraph-rsid="002453de"/>
    </style:style>
    <style:style style:name="P34" style:family="paragraph" style:parent-style-name="Standard">
      <style:text-properties officeooo:rsid="002a022a" officeooo:paragraph-rsid="002a022a"/>
    </style:style>
    <style:style style:name="P35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6" style:family="paragraph" style:parent-style-name="Standard"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9" style:family="paragraph" style:parent-style-name="Standard">
      <style:text-properties officeooo:rsid="004e990d" officeooo:paragraph-rsid="004e990d"/>
    </style:style>
    <style:style style:name="P40" style:family="paragraph" style:parent-style-name="Standard">
      <style:text-properties officeooo:rsid="004e990d" officeooo:paragraph-rsid="005910da"/>
    </style:style>
    <style:style style:name="P41" style:family="paragraph" style:parent-style-name="Standard">
      <style:text-properties officeooo:rsid="004e990d" officeooo:paragraph-rsid="00534907"/>
    </style:style>
    <style:style style:name="P4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Footnote">
      <style:text-properties officeooo:rsid="005622db" officeooo:paragraph-rsid="0057d992"/>
    </style:style>
    <style:style style:name="P45" style:family="paragraph" style:parent-style-name="Footnote">
      <style:text-properties officeooo:rsid="00661e58" officeooo:paragraph-rsid="00661e58"/>
    </style:style>
    <style:style style:name="P46" style:family="paragraph" style:parent-style-name="Standard">
      <style:text-properties officeooo:rsid="00661e58" officeooo:paragraph-rsid="00661e58"/>
    </style:style>
    <style:style style:name="P47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8" style:family="paragraph" style:parent-style-name="Table_20_Contents">
      <style:paragraph-properties fo:text-align="center" style:justify-single-word="false"/>
      <style:text-properties officeooo:rsid="00661e58" officeooo:paragraph-rsid="00661e58"/>
    </style:style>
    <style:style style:name="P49" style:family="paragraph" style:parent-style-name="Table_20_Contents">
      <style:paragraph-properties fo:text-align="center" style:justify-single-word="false"/>
      <style:text-properties officeooo:rsid="0068cecf" officeooo:paragraph-rsid="0068cecf"/>
    </style:style>
    <style:style style:name="P50" style:family="paragraph" style:parent-style-name="Table_20_Contents">
      <style:paragraph-properties fo:text-align="center" style:justify-single-word="false"/>
      <style:text-properties officeooo:rsid="006c1201" officeooo:paragraph-rsid="006c1201"/>
    </style:style>
    <style:style style:name="P51" style:family="paragraph" style:parent-style-name="Standard">
      <style:paragraph-properties fo:text-align="center" style:justify-single-word="false"/>
      <style:text-properties officeooo:rsid="00742b0c" officeooo:paragraph-rsid="00742b0c"/>
    </style:style>
    <style:style style:name="P52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3" style:family="paragraph" style:parent-style-name="Table_20_Contents">
      <style:paragraph-properties fo:text-align="center" style:justify-single-word="false"/>
      <style:text-properties officeooo:rsid="00742b0c" officeooo:paragraph-rsid="0075edd0"/>
    </style:style>
    <style:style style:name="P54" style:family="paragraph" style:parent-style-name="Standard">
      <style:text-properties officeooo:rsid="00742b0c" officeooo:paragraph-rsid="00742b0c"/>
    </style:style>
    <style:style style:name="P55" style:family="paragraph" style:parent-style-name="Standard">
      <style:text-properties officeooo:rsid="0075edd0" officeooo:paragraph-rsid="0075edd0"/>
    </style:style>
    <style:style style:name="P56" style:family="paragraph" style:parent-style-name="Standard">
      <style:text-properties officeooo:rsid="007716ad" officeooo:paragraph-rsid="007716ad"/>
    </style:style>
    <style:style style:name="P57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8" style:family="paragraph" style:parent-style-name="Standard">
      <style:paragraph-properties fo:text-align="center" style:justify-single-word="false"/>
      <style:text-properties officeooo:rsid="0077dca0" officeooo:paragraph-rsid="0077dca0"/>
    </style:style>
    <style:style style:name="P59" style:family="paragraph" style:parent-style-name="Table_20_Contents">
      <style:paragraph-properties fo:text-align="center" style:justify-single-word="false"/>
      <style:text-properties officeooo:rsid="0077dca0" officeooo:paragraph-rsid="0077dca0"/>
    </style:style>
    <style:style style:name="P60" style:family="paragraph" style:parent-style-name="Standard">
      <style:text-properties officeooo:rsid="0077dca0" officeooo:paragraph-rsid="0077dca0"/>
    </style:style>
    <style:style style:name="P61" style:family="paragraph" style:parent-style-name="Heading_20_1" style:master-page-name="First_20_Page">
      <style:paragraph-properties style:page-number="auto"/>
    </style:style>
    <style:style style:name="P62" style:family="paragraph" style:parent-style-name="Heading_20_1">
      <style:text-properties officeooo:rsid="002a022a" officeooo:paragraph-rsid="002a022a"/>
    </style:style>
    <style:style style:name="P6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 style:list-style-name="">
      <style:paragraph-properties fo:orphans="2" fo:widows="2"/>
    </style:style>
    <style:style style:name="P67" style:family="paragraph" style:parent-style-name="Standard" style:list-style-name="L1"/>
    <style:style style:name="P68" style:family="paragraph" style:parent-style-name="Standard" style:list-style-name="L1">
      <style:text-properties officeooo:paragraph-rsid="00786d3c"/>
    </style:style>
    <style:style style:name="P69" style:family="paragraph" style:parent-style-name="Standard" style:list-style-name="L1">
      <style:text-properties style:font-name="Times New Roman" officeooo:rsid="0061da82" officeooo:paragraph-rsid="00524856"/>
    </style:style>
    <style:style style:name="P70" style:family="paragraph" style:parent-style-name="Standard" style:list-style-name="L1">
      <style:text-properties style:font-name="Times New Roman"/>
    </style:style>
    <style:style style:name="P71" style:family="paragraph" style:parent-style-name="Standard" style:master-page-name="StdPortrait">
      <style:paragraph-properties style:page-number="auto"/>
    </style:style>
    <style:style style:name="P72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73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74" style:family="paragraph" style:parent-style-name="Standard">
      <style:text-properties officeooo:rsid="004e990d" officeooo:paragraph-rsid="004e990d"/>
    </style:style>
    <style:style style:name="P75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76" style:family="paragraph">
      <style:paragraph-properties style:writing-mode="lr-tb"/>
      <style:text-properties style:font-name="Liberation Sans" fo:font-size="1pt"/>
    </style:style>
    <style:style style:name="P77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620a15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officeooo:rsid="006361cf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text-position="super 58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61e852"/>
    </style:style>
    <style:style style:name="T24" style:family="text">
      <style:text-properties officeooo:rsid="005b62eb"/>
    </style:style>
    <style:style style:name="T25" style:family="text">
      <style:text-properties officeooo:rsid="004e990d"/>
    </style:style>
    <style:style style:name="T26" style:family="text">
      <style:text-properties officeooo:rsid="0057d992"/>
    </style:style>
    <style:style style:name="T27" style:family="text">
      <style:text-properties officeooo:rsid="005a8e36"/>
    </style:style>
    <style:style style:name="T28" style:family="text">
      <style:text-properties officeooo:rsid="0055e2ab"/>
    </style:style>
    <style:style style:name="T29" style:family="text">
      <style:text-properties officeooo:rsid="004f3845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620a15"/>
    </style:style>
    <style:style style:name="T32" style:family="text">
      <style:text-properties officeooo:rsid="00535da4"/>
    </style:style>
    <style:style style:name="T33" style:family="text">
      <style:text-properties officeooo:rsid="00620a15"/>
    </style:style>
    <style:style style:name="T34" style:family="text">
      <style:text-properties officeooo:rsid="006361cf"/>
    </style:style>
    <style:style style:name="T35" style:family="text">
      <style:text-properties officeooo:rsid="00661e58"/>
    </style:style>
    <style:style style:name="T36" style:family="text">
      <style:text-properties officeooo:rsid="0067bce8"/>
    </style:style>
    <style:style style:name="T37" style:family="text">
      <style:text-properties officeooo:rsid="005d061c"/>
    </style:style>
    <style:style style:name="T38" style:family="text">
      <style:text-properties officeooo:rsid="0068cecf"/>
    </style:style>
    <style:style style:name="T39" style:family="text">
      <style:text-properties officeooo:rsid="006c1201"/>
    </style:style>
    <style:style style:name="T40" style:family="text">
      <style:text-properties officeooo:rsid="0072f8c3"/>
    </style:style>
    <style:style style:name="T41" style:family="text">
      <style:text-properties officeooo:rsid="0075edd0"/>
    </style:style>
    <style:style style:name="T42" style:family="text">
      <style:text-properties officeooo:rsid="007716ad"/>
    </style:style>
    <style:style style:name="T43" style:family="text">
      <style:text-properties officeooo:rsid="00786d3c"/>
    </style:style>
    <style:style style:name="T44" style:family="text">
      <style:text-properties officeooo:rsid="007b5265"/>
    </style:style>
    <style:style style:name="T45" style:family="text">
      <style:text-properties officeooo:rsid="007bf8c3"/>
    </style:style>
    <style:style style:name="T46" style:family="text">
      <style:text-properties officeooo:rsid="007c1614"/>
    </style:style>
    <style:style style:name="T47" style:family="text">
      <style:text-properties officeooo:rsid="007d92aa"/>
    </style:style>
    <style:style style:name="T48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>
        <text:changed-region xml:id="ct94334639528656" text:id="ct94334639528656">
          <text:insertion>
            <office:change-info>
              <dc:creator>Unknown Author</dc:creator>
              <dc:date>2023-03-30T12:51:33</dc:date>
            </office:change-info>
          </text:insertion>
        </text:changed-region>
        <text:changed-region xml:id="ct94334639528896" text:id="ct94334639528896">
          <text:insertion>
            <office:change-info>
              <dc:creator>Unknown Author</dc:creator>
              <dc:date>2023-03-30T12:52:08</dc:date>
            </office:change-info>
          </text:insertion>
        </text:changed-region>
        <text:changed-region xml:id="ct94334639193520" text:id="ct94334639193520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94334639178064" text:id="ct94334639178064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94334639507152" text:id="ct94334639507152">
          <text:insertion>
            <office:change-info>
              <dc:creator>Unknown Author</dc:creator>
              <dc:date>2023-03-30T20:05:09</dc:date>
            </office:change-info>
          </text:insertion>
        </text:changed-region>
        <text:changed-region xml:id="ct94334639508784" text:id="ct94334639508784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94334639510256" text:id="ct94334639510256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94334698077712" text:id="ct94334698077712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94334639233952" text:id="ct94334639233952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94334639511984" text:id="ct94334639511984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94334639512224" text:id="ct94334639512224">
          <text:insertion>
            <office:change-info>
              <dc:creator>Unknown Author</dc:creator>
              <dc:date>2023-03-30T20:21:00</dc:date>
            </office:change-info>
          </text:insertion>
        </text:changed-region>
        <text:changed-region xml:id="ct94334717263344" text:id="ct94334717263344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94334639513104" text:id="ct94334639513104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94334639513392" text:id="ct94334639513392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94334695832448" text:id="ct94334695832448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94334639514320" text:id="ct94334639514320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94334639515248" text:id="ct94334639515248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94334639516176" text:id="ct94334639516176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94334703319184" text:id="ct94334703319184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94334639517440" text:id="ct94334639517440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94334639517680" text:id="ct94334639517680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94334647941152" text:id="ct94334647941152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94334639518816" text:id="ct94334639518816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334640086624" text:id="ct94334640086624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94334639519456" text:id="ct94334639519456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94334647885312" text:id="ct94334647885312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94334639520640" text:id="ct94334639520640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94334639524640" text:id="ct94334639524640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334639525280" text:id="ct94334639525280">
          <text:insertion>
            <office:change-info>
              <dc:creator>Unknown Author</dc:creator>
              <dc:date>2023-03-30T12:48:41</dc:date>
            </office:change-info>
          </text:insertion>
        </text:changed-region>
        <text:changed-region xml:id="ct94334639525568" text:id="ct94334639525568">
          <text:insertion>
            <office:change-info>
              <dc:creator>Unknown Author</dc:creator>
              <dc:date>2023-03-30T15:45:02</dc:date>
            </office:change-info>
          </text:insertion>
        </text:changed-region>
        <text:changed-region xml:id="ct94334639526304" text:id="ct94334639526304">
          <text:insertion>
            <office:change-info>
              <dc:creator>Unknown Author</dc:creator>
              <dc:date>2023-03-30T15:45:04</dc:date>
            </office:change-info>
          </text:insertion>
        </text:changed-region>
        <text:changed-region xml:id="ct94334639526944" text:id="ct94334639526944">
          <text:insertion>
            <office:change-info>
              <dc:creator>Unknown Author</dc:creator>
              <dc:date>2023-03-30T15:45:07</dc:date>
            </office:change-info>
          </text:insertion>
        </text:changed-region>
        <text:changed-region xml:id="ct94334639527680" text:id="ct94334639527680">
          <text:insertion>
            <office:change-info>
              <dc:creator>Unknown Author</dc:creator>
              <dc:date>2023-03-30T12:49:37</dc:date>
            </office:change-info>
          </text:insertion>
        </text:changed-region>
        <text:changed-region xml:id="ct94334639527920" text:id="ct94334639527920">
          <text:insertion>
            <office:change-info>
              <dc:creator>Unknown Author</dc:creator>
              <dc:date>2023-03-30T12:50:32</dc:date>
            </office:change-info>
          </text:insertion>
        </text:changed-region>
        <text:changed-region xml:id="ct94334639529584" text:id="ct94334639529584">
          <text:insertion>
            <office:change-info>
              <dc:creator>Unknown Author</dc:creator>
              <dc:date>2023-03-30T12:51:31</dc:date>
            </office:change-info>
          </text:insertion>
        </text:changed-region>
        <text:changed-region xml:id="ct94334639530064" text:id="ct94334639530064">
          <text:deletion>
            <office:change-info>
              <dc:creator>Unknown Author</dc:creator>
              <dc:date>2023-03-30T15:47:06</dc:date>
            </office:change-info>
            <text:p text:style-name="P15"><text:span text:style-name="T37">00 - </text:span></text:p>
          </text:deletion>
        </text:changed-region>
        <text:changed-region xml:id="ct94334639530304" text:id="ct94334639530304">
          <text:deletion>
            <office:change-info>
              <dc:creator>Unknown Author</dc:creator>
              <dc:date>2023-03-30T12:06:49</dc:date>
            </office:change-info>
            <text:p text:style-name="P15"><text:span text:style-name="T37">1</text:span></text:p>
          </text:deletion>
        </text:changed-region>
        <text:changed-region xml:id="ct94334639530544" text:id="ct94334639530544">
          <text:deletion>
            <office:change-info>
              <dc:creator>Unknown Author</dc:creator>
              <dc:date>2023-03-30T15:47:32</dc:date>
            </office:change-info>
            <text:p text:style-name="P15"><text:span text:style-name="T37">F</text:span></text:p>
            <text:p text:style-name="P15"/>
          </text:deletion>
        </text:changed-region>
        <text:changed-region xml:id="ct94334639531680" text:id="ct94334639531680">
          <text:insertion>
            <office:change-info>
              <dc:creator>Unknown Author</dc:creator>
              <dc:date>2023-03-30T15:47:16</dc:date>
            </office:change-info>
          </text:insertion>
        </text:changed-region>
        <text:changed-region xml:id="ct94334639531920" text:id="ct94334639531920">
          <text:insertion>
            <office:change-info>
              <dc:creator>Unknown Author</dc:creator>
              <dc:date>2023-03-30T15:47:18</dc:date>
            </office:change-info>
          </text:insertion>
        </text:changed-region>
        <text:changed-region xml:id="ct94334639532688" text:id="ct94334639532688">
          <text:deletion>
            <office:change-info>
              <dc:creator>Unknown Author</dc:creator>
              <dc:date>2023-03-30T12:18:07</dc:date>
            </office:change-info>
            <text:p text:style-name="P39">aspect</text:p>
          </text:deletion>
        </text:changed-region>
        <text:changed-region xml:id="ct94334639533584" text:id="ct94334639533584">
          <text:insertion>
            <office:change-info>
              <dc:creator>Unknown Author</dc:creator>
              <dc:date>2023-03-30T12:18:07</dc:date>
            </office:change-info>
          </text:insertion>
        </text:changed-region>
        <text:changed-region xml:id="ct94334639534304" text:id="ct94334639534304">
          <text:insertion>
            <office:change-info>
              <dc:creator>Unknown Author</dc:creator>
              <dc:date>2023-03-30T12:10:21</dc:date>
            </office:change-info>
          </text:insertion>
        </text:changed-region>
        <text:changed-region xml:id="ct94334639535248" text:id="ct94334639535248">
          <text:insertion>
            <office:change-info>
              <dc:creator>Unknown Author</dc:creator>
              <dc:date>2023-03-30T17:55:04</dc:date>
            </office:change-info>
          </text:insertion>
        </text:changed-region>
        <text:changed-region xml:id="ct94334639535488" text:id="ct94334639535488">
          <text:deletion>
            <office:change-info>
              <dc:creator>Unknown Author</dc:creator>
              <dc:date>2023-03-30T17:55:03</dc:date>
            </office:change-info>
            <text:p text:style-name="P39">6</text:p>
          </text:deletion>
        </text:changed-region>
        <text:changed-region xml:id="ct94334639536336" text:id="ct94334639536336">
          <text:insertion>
            <office:change-info>
              <dc:creator>Unknown Author</dc:creator>
              <dc:date>2023-03-30T15:38:23</dc:date>
            </office:change-info>
          </text:insertion>
        </text:changed-region>
        <text:changed-region xml:id="ct94334639539184" text:id="ct94334639539184">
          <text:insertion>
            <office:change-info>
              <dc:creator>Unknown Author</dc:creator>
              <dc:date>2023-03-30T12:11:01</dc:date>
            </office:change-info>
          </text:insertion>
        </text:changed-region>
        <text:changed-region xml:id="ct94334639538128" text:id="ct94334639538128">
          <text:deletion>
            <office:change-info>
              <dc:creator>Unknown Author</dc:creator>
              <dc:date>2023-03-30T12:10:59</dc:date>
            </office:change-info>
            <text:p text:style-name="P39">is the aspect, only values between 0 and 31 are allowed</text:p>
          </text:deletion>
        </text:changed-region>
        <text:changed-region xml:id="ct94334639547952" text:id="ct94334639547952">
          <text:insertion>
            <office:change-info>
              <dc:creator>Unknown Author</dc:creator>
              <dc:date>2023-03-30T15:47:57</dc:date>
            </office:change-info>
          </text:insertion>
        </text:changed-region>
        <text:changed-region xml:id="ct94334639548192" text:id="ct94334639548192">
          <text:deletion>
            <office:change-info>
              <dc:creator>Unknown Author</dc:creator>
              <dc:date>2023-03-30T15:47:57</dc:date>
            </office:change-info>
            <text:p text:style-name="P39">7</text:p>
          </text:deletion>
        </text:changed-region>
        <text:changed-region xml:id="ct94334639548432" text:id="ct94334639548432">
          <text:insertion>
            <office:change-info>
              <dc:creator>Unknown Author</dc:creator>
              <dc:date>2023-03-30T15:47:59</dc:date>
            </office:change-info>
          </text:insertion>
        </text:changed-region>
        <text:changed-region xml:id="ct94334639548672" text:id="ct94334639548672">
          <text:deletion>
            <office:change-info>
              <dc:creator>Unknown Author</dc:creator>
              <dc:date>2023-03-30T15:47:59</dc:date>
            </office:change-info>
            <text:p text:style-name="P39">8</text:p>
          </text:deletion>
        </text:changed-region>
        <text:changed-region xml:id="ct94334639548912" text:id="ct94334639548912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94334637917584" text:id="ct94334637917584">
          <text:insertion>
            <office:change-info>
              <dc:creator>Unknown Author</dc:creator>
              <dc:date>2023-03-30T12:48:33</dc:date>
            </office:change-info>
          </text:insertion>
        </text:changed-region>
        <text:changed-region xml:id="ct94334637916480" text:id="ct94334637916480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94334637916848" text:id="ct94334637916848">
          <text:insertion>
            <office:change-info>
              <dc:creator>Unknown Author</dc:creator>
              <dc:date>2023-03-30T12:16:00</dc:date>
            </office:change-info>
          </text:insertion>
        </text:changed-region>
        <text:changed-region xml:id="ct94334639536080" text:id="ct94334639536080">
          <text:deletion>
            <office:change-info>
              <dc:creator>Unknown Author</dc:creator>
              <dc:date>2023-03-30T12:14:43</dc:date>
            </office:change-info>
            <text:p text:style-name="P39">(0 – 2046). <text:s/>2047 is utilized in the DCC standard as the broadcast addresses. <text:s/></text:p>
          </text:deletion>
        </text:changed-region>
        <text:changed-region xml:id="ct94334639539984" text:id="ct94334639539984">
          <text:insertion>
            <office:change-info>
              <dc:creator>Unknown Author</dc:creator>
              <dc:date>2023-03-30T15:48:55</dc:date>
            </office:change-info>
          </text:insertion>
        </text:changed-region>
        <text:changed-region xml:id="ct94334639540224" text:id="ct94334639540224">
          <text:deletion>
            <office:change-info>
              <dc:creator>Unknown Author</dc:creator>
              <dc:date>2023-03-30T15:48:54</dc:date>
            </office:change-info>
            <text:p text:style-name="P39">7</text:p>
          </text:deletion>
        </text:changed-region>
        <text:changed-region xml:id="ct94334639550176" text:id="ct94334639550176">
          <text:insertion>
            <office:change-info>
              <dc:creator>Unknown Author</dc:creator>
              <dc:date>2023-03-30T15:48:57</dc:date>
            </office:change-info>
          </text:insertion>
        </text:changed-region>
        <text:changed-region xml:id="ct94334639550416" text:id="ct94334639550416">
          <text:deletion>
            <office:change-info>
              <dc:creator>Unknown Author</dc:creator>
              <dc:date>2023-03-30T15:48:56</dc:date>
            </office:change-info>
            <text:p text:style-name="P39">8</text:p>
          </text:deletion>
        </text:changed-region>
        <text:changed-region xml:id="ct94334639551776" text:id="ct94334639551776">
          <text:insertion>
            <office:change-info>
              <dc:creator>Unknown Author</dc:creator>
              <dc:date>2023-03-30T12:53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text:bookmark-start text:name="__RefHeading___Toc14962_1060902120"/>Introduction (Informative)<text:bookmark-end text:name="__RefHeading___Toc14962_1060902120"/></text:h>
      <text:p text:style-name="Standard">This <text:span text:style-name="T17">s</text:span><text:span text:style-name="T5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62" text:outline-level="1"><text:bookmark-start text:name="__RefHeading___Toc14964_1060902120"/>Intended use (Informative)<text:bookmark-end text:name="__RefHeading___Toc14964_1060902120"/></text:h>
      <text:p text:style-name="P34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<text:bookmark-start text:name="__RefHeading___Toc14966_1060902120"/>References and Context <text:span text:style-name="T18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2397333020" text:style-name="L1">
        <text:list-item>
          <text:p text:style-name="P69">The CAN Physical <text:span text:style-name="T23">Layer </text:span>Standard, which <text:span text:style-name="T23">specifies the physical layer for transporting OpenLCB-CAN frames</text:span></text:p>
        </text:list-item>
        <text:list-item>
          <text:p text:style-name="P70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67">The Event Transport Standard, which defines the protocol for transporting events.</text:p>
        </text:list-item>
        <text:list-item>
          <text:p text:style-name="P68">The Unique Identifiers Standard w<text:span text:style-name="T20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21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2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63" text:outline-level="1"/>
      <text:h text:style-name="P64" text:outline-level="1"><text:bookmark-start text:name="__RefHeading___Toc14970_1060902120"/>Allocation <text:span text:style-name="T21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65" text:outline-level="2"><text:bookmark-start text:name="__RefHeading___Toc14972_1060902120"/>Well-Known Automatically-Routed<text:bookmark-end text:name="__RefHeading___Toc14972_1060902120"/></text:h>
      <text:p text:style-name="P3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5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1</text:p>
          </table:table-cell>
          <table:table-cell table:style-name="Table2.I3" office:value-type="string">
            <text:p text:style-name="P28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0</text:p>
          </table:table-cell>
          <table:table-cell table:style-name="Table2.I3" office:value-type="string">
            <text:p text:style-name="P27">P<text:span text:style-name="T24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66" text:outline-level="2"/>
      <text:h text:style-name="P65" text:outline-level="2"><text:bookmark-start text:name="__RefHeading___Toc14974_1060902120"/>Well-Known<text:bookmark-end text:name="__RefHeading___Toc14974_1060902120"/>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4" office:value-type="string">
              <text:p text:style-name="P24">01</text:p>
              <text:p text:style-name="P17"/>
              <text:p text:style-name="P13"/>
            </table:table-cell>
            <table:table-cell table:style-name="Table4.B3" table:number-rows-spanned="24" office:value-type="string">
              <text:p text:style-name="P24">01</text:p>
              <text:p text:style-name="P17"/>
              <text:p text:style-name="P30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3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2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1</text:p>
          </table:table-cell>
          <table:table-cell table:style-name="Table4.I3" office:value-type="string">
            <text:p text:style-name="P20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2</text:p>
          </table:table-cell>
          <table:table-cell table:style-name="Table4.I3" office:value-type="string">
            <text:p text:style-name="P20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5">01</text:p>
          </table:table-cell>
          <table:table-cell table:style-name="Table4.E13" office:value-type="string">
            <text:p text:style-name="P35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7">00</text:p>
          </table:table-cell>
          <table:table-cell table:style-name="Table4.D14" table:number-rows-spanned="3" office:value-type="string">
            <text:p text:style-name="P37">00</text:p>
          </table:table-cell>
          <table:table-cell table:style-name="Table4.E14" table:number-rows-spanned="3" office:value-type="string">
            <text:p text:style-name="P35">01</text:p>
          </table:table-cell>
          <table:table-cell table:style-name="Table4.E13" office:value-type="string">
            <text:p text:style-name="P35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5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6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5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6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7">01</text:p>
          </table:table-cell>
          <table:table-cell table:style-name="Table4.G3" office:value-type="string">
            <text:p text:style-name="P17">00</text:p>
          </table:table-cell>
          <table:table-cell table:style-name="Table4.E17" table:number-columns-spanned="2" office:value-type="string">
            <text:p text:style-name="P18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7">01</text:p>
          </table:table-cell>
          <table:table-cell table:style-name="Table4.C18" office:value-type="string">
            <text:p text:style-name="P17">01</text:p>
          </table:table-cell>
          <table:table-cell table:style-name="Table4.E18" table:number-columns-spanned="2" office:value-type="string">
            <text:p text:style-name="P17">CBUS<text:line-break/>Node ID</text:p>
          </table:table-cell>
          <table:covered-table-cell/>
          <table:table-cell table:style-name="Table4.G18" table:number-columns-spanned="2" office:value-type="string">
            <text:p text:style-name="P16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8" office:value-type="string">
            <text:p text:style-name="P38">02</text:p>
          </table:table-cell>
          <table:table-cell table:style-name="Table4.D19" table:number-rows-spanned="8" office:value-type="string">
            <text:p text:style-name="P38">00</text:p>
          </table:table-cell>
          <table:table-cell table:style-name="Table4.E19" table:number-rows-spanned="6" office:value-type="string">
            <text:p text:style-name="P38">00</text:p>
          </table:table-cell>
          <table:table-cell table:style-name="Table4.F19" office:value-type="string">
            <text:p text:style-name="P38">FF</text:p>
          </table:table-cell>
          <table:table-cell table:style-name="Table4.G19" table:number-columns-spanned="2" office:value-type="string">
            <text:p text:style-name="P29">1<text:span text:style-name="T25">2</text:span>-bit DCC Basic Accessory Address</text:p>
          </table:table-cell>
          <table:covered-table-cell/>
          <table:table-cell table:style-name="Table4.I19" office:value-type="string">
            <text:p text:style-name="P39">Activate basic DCC accessory decoder address.</text:p>
            <text:p text:style-name="P40">Bytes 7 and 8 are the DCC accessory decoder address (0 – 4087)<text:note text:id="ftn2" text:note-class="footnote"><text:note-citation>1</text:note-citation><text:note-body><text:p text:style-name="P44">For information on the different methods of how these 2 x 4088 addresses map to the commonly used turnout addr<text:span text:style-name="T26">e</text:span>sses of 1..204<text:span text:style-name="T27">0</text:span>, please see the OpenLCB Event Identifiers Technical Note.</text:p></text:note-body></text:note>. <text:s/>408<text:span text:style-name="T28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38">FE</text:p>
          </table:table-cell>
          <table:table-cell table:style-name="Table4.G20" table:number-columns-spanned="2" office:value-type="string">
            <text:p text:style-name="P29">1<text:span text:style-name="T25">2</text:span>-bit DCC Basic Accessory Address</text:p>
          </table:table-cell>
          <table:covered-table-cell/>
          <table:table-cell table:style-name="Table4.I20" office:value-type="string">
            <text:p text:style-name="P41">Deactivate basic DCC accessory decoder address.</text:p>
            <text:p text:style-name="P39">Bytes 7 and 8 are the DCC accessory decoder address (0 – 40<text:span text:style-name="T29">87</text:span>)<text:span text:style-name="T30"><text:note-ref text:note-class="footnote" text:reference-format="text" text:ref-name="ftn2">1</text:note-ref></text:span>. <text:s/>40<text:span text:style-name="T29">88</text:span> – 40<text:span text:style-name="T29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73"><text:change-start text:change-id="ct94334639193520"/>FD<text:change-end text:change-id="ct94334639193520"/></text:p>
          </table:table-cell>
          <table:table-cell table:style-name="Table4.G21" table:number-columns-spanned="2" office:value-type="string">
            <text:p text:style-name="P53"><text:change-start text:change-id="ct94334639178064"/>1<text:span text:style-name="T45">2</text:span>-<text:change-end text:change-id="ct94334639178064"/><text:change-start text:change-id="ct94334639507152"/>bit <text:span text:style-name="T8">DCC</text:span><text:span text:style-name="T44"> </text:span><text:change-end text:change-id="ct94334639507152"/><text:change-start text:change-id="ct94334639508784"/><text:span text:style-name="T43">Accessory</text:span><text:change-end text:change-id="ct94334639508784"/><text:change-start text:change-id="ct94334639510256"/> <text:span text:style-name="T41">Address</text:span><text:change-end text:change-id="ct94334639510256"/></text:p>
          </table:table-cell>
          <table:covered-table-cell/>
          <table:table-cell table:style-name="Table4.I21" office:value-type="string">
            <text:p text:style-name="P55"><text:change-start text:change-id="ct94334698077712"/><text:span text:style-name="T8">DCC</text:span><text:change-end text:change-id="ct94334698077712"/><text:change-start text:change-id="ct94334639233952"/><text:span text:style-name="T44"> </text:span>turnout feedback active/on/high.<text:change-end text:change-id="ct94334639233952"/><text:change-start text:change-id="ct94334639511984"/></text:p>
            <text:p text:style-name="P56">Bytes 7 and 8 contain the DCC acces<text:change-end text:change-id="ct94334639511984"/><text:change-start text:change-id="ct94334639512224"/>sory decoder address (0 – <text:span text:style-name="T46">4095</text:span>). All other values for bytes 7 and 8 are reserved for future uses.<text:change-end text:change-id="ct94334639512224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75"><text:change-start text:change-id="ct94334717263344"/>FC<text:change-end text:change-id="ct94334717263344"/></text:p>
          </table:table-cell>
          <table:table-cell table:style-name="Table4.G21" table:number-columns-spanned="2" office:value-type="string">
            <text:p text:style-name="P53"><text:change-start text:change-id="ct94334639513104"/>1<text:span text:style-name="T45">2</text:span>-bit <text:span text:style-name="T8">DCC</text:span><text:span text:style-name="T44"> </text:span><text:span text:style-name="T43">Accessory</text:span> <text:change-end text:change-id="ct94334639513104"/><text:change-start text:change-id="ct94334639513392"/><text:span text:style-name="T41">Address</text:span><text:change-end text:change-id="ct94334639513392"/></text:p>
          </table:table-cell>
          <table:covered-table-cell/>
          <table:table-cell table:style-name="Table4.I21" office:value-type="string">
            <text:p text:style-name="P55"><text:change-start text:change-id="ct94334695832448"/><text:span text:style-name="T8">DCC</text:span><text:change-end text:change-id="ct94334695832448"/><text:change-start text:change-id="ct94334639514320"/><text:span text:style-name="T44"> </text:span>turnout feedback inactive/off/low<text:change-end text:change-id="ct94334639514320"/><text:change-start text:change-id="ct94334639515248"/>.</text:p>
            <text:p text:style-name="P56">Bytes 7 and 8 contain the DCC accessory decoder address (0 – <text:span text:style-name="T46">4095</text:span>). All other values for bytes 7 and 8 are reserved for future uses.<text:change-end text:change-id="ct94334639515248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73"><text:change-start text:change-id="ct94334639516176"/>F<text:change-end text:change-id="ct94334639516176"/><text:change-start text:change-id="ct94334703319184"/><text:span text:style-name="T46">B</text:span><text:change-end text:change-id="ct94334703319184"/></text:p>
          </table:table-cell>
          <table:table-cell table:style-name="Table4.G21" table:number-columns-spanned="2" office:value-type="string">
            <text:p text:style-name="P52"><text:change-start text:change-id="ct94334639517440"/>12-bit <text:span text:style-name="T8">DCC</text:span><text:span text:style-name="T44"> </text:span>Sensor <text:change-end text:change-id="ct94334639517440"/><text:change-start text:change-id="ct94334639517680"/><text:span text:style-name="T42">Address</text:span><text:change-end text:change-id="ct94334639517680"/></text:p>
          </table:table-cell>
          <table:covered-table-cell/>
          <table:table-cell table:style-name="Table4.I21" office:value-type="string">
            <text:p text:style-name="P55"><text:change-start text:change-id="ct94334647941152"/><text:span text:style-name="T8">DCC</text:span><text:change-end text:change-id="ct94334647941152"/><text:change-start text:change-id="ct94334639518816"/><text:span text:style-name="T44"> </text:span><text:span text:style-name="T47">system </text:span><text:span text:style-name="T42">sensor</text:span> feedback active/on/high.</text:p>
            <text:p text:style-name="P56">Bytes 7 and 8 contain the <text:span text:style-name="T43">sensor</text:span> address (0 – 4095). All other values for bytes 7 and 8 are reserved for future uses.<text:change-end text:change-id="ct94334639518816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75"><text:change-start text:change-id="ct94334640086624"/>FA<text:change-end text:change-id="ct94334640086624"/></text:p>
          </table:table-cell>
          <table:table-cell table:style-name="Table4.G24" table:number-columns-spanned="2" office:value-type="string">
            <text:p text:style-name="P57"><text:change-start text:change-id="ct94334639519456"/>12-bit <text:span text:style-name="T8">DCC</text:span><text:span text:style-name="T44"> </text:span>Sensor Address<text:change-end text:change-id="ct94334639519456"/></text:p>
          </table:table-cell>
          <table:covered-table-cell/>
          <table:table-cell table:style-name="Table4.I24" office:value-type="string">
            <text:p text:style-name="P55"><text:change-start text:change-id="ct94334647885312"/><text:span text:style-name="T8">DCC</text:span><text:change-end text:change-id="ct94334647885312"/><text:change-start text:change-id="ct94334639520640"/><text:span text:style-name="T44"> </text:span><text:span text:style-name="T47">system </text:span><text:span text:style-name="T42">sensor</text:span> feedback inactive/off/low.</text:p>
            <text:p text:style-name="P56">Bytes 7 and 8 contain the DCC <text:span text:style-name="T43">sensor</text:span> address (0 – 4095). All other values for bytes 7 and 8 are reserved for future uses.<text:change-end text:change-id="ct94334639520640"/></text:p>
          </table:table-cell>
        </table:table-row>
        <table:table-row table:style-name="Table4.25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table-cell table:style-name="Table4.E25" table:number-rows-spanned="2" office:value-type="string">
            <text:p text:style-name="P47"><text:change-start text:change-id="ct94334639524640"/>01<text:change-end text:change-id="ct94334639524640"/></text:p>
          </table:table-cell>
          <table:table-cell table:style-name="Table4.F25" office:value-type="string">
            <text:p text:style-name="P47"><text:change-start text:change-id="ct94334639525280"/>0<text:change-end text:change-id="ct94334639525280"/><text:change-start text:change-id="ct94334639525568"/><text:span text:style-name="T38">7</text:span><text:change-end text:change-id="ct94334639525568"/></text:p>
          </table:table-cell>
          <table:table-cell table:style-name="Table4.G25" office:value-type="string">
            <text:p text:style-name="P49"><text:change-start text:change-id="ct94334639526304"/>FF<text:change-end text:change-id="ct94334639526304"/></text:p>
          </table:table-cell>
          <table:table-cell table:style-name="Table4.G25" office:value-type="string">
            <text:p text:style-name="P49"><text:change-start text:change-id="ct94334639526944"/>00<text:change-end text:change-id="ct94334639526944"/></text:p>
          </table:table-cell>
          <table:table-cell table:style-name="Table4.I25" office:value-type="string">
            <text:p text:style-name="P46"><text:change-start text:change-id="ct94334639527680"/>Extended DCC <text:change-end text:change-id="ct94334639527680"/><text:change-start text:change-id="ct94334639527920"/>accessory decoder emergency stop.<text:change-end text:change-id="ct94334639527920"/><text:change-start text:change-id="ct94334639529584"/><text:note text:id="ftn3" text:note-class="footnote"><text:note-citation>2</text:note-citation><text:note-body><text:p text:style-name="P45"><text:change-start text:change-id="ct94334639528656"/>This corresponds to extended DCC accessory decoder add<text:change-end text:change-id="ct94334639528656"/><text:change-start text:change-id="ct94334639528896"/>ress 2047.<text:change-end text:change-id="ct94334639528896"/></text:p></text:note-body></text:note><text:change-end text:change-id="ct94334639529584"/></text:p>
          </table:table-cell>
        </table:table-row>
        <table:table-row table:style-name="Table4.26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25"/>
          <table:table-cell table:style-name="Table4.F26" table:number-columns-spanned="2" office:value-type="string">
            <text:p text:style-name="P15"><text:change text:change-id="ct94334639530064"/><text:change text:change-id="ct94334639530304"/><text:change text:change-id="ct94334639530544"/>11-bit DCC Extended Accessory Address</text:p>
            <text:p text:style-name="P48">00.04 - 07.FE</text:p>
          </table:table-cell>
          <table:covered-table-cell/>
          <table:table-cell table:style-name="Table4.H26" office:value-type="string">
            <text:p text:style-name="P50"><text:change-start text:change-id="ct94334639531680"/>00 -<text:change-end text:change-id="ct94334639531680"/><text:change-start text:change-id="ct94334639531920"/> FF<text:change-end text:change-id="ct94334639531920"/></text:p>
          </table:table-cell>
          <table:table-cell table:style-name="Table4.I26" office:value-type="string">
            <text:p text:style-name="P39">Send <text:change text:change-id="ct94334639532688"/><text:change-start text:change-id="ct94334639533584"/><text:span text:style-name="T34">command</text:span><text:change-end text:change-id="ct94334639533584"/> to extended DCC accessory decoder ad<text:span text:style-name="T32">d</text:span>ress.</text:p>
            <text:p text:style-name="P39"><text:change-start text:change-id="ct94334639534304"/><text:span text:style-name="T33">Please refer to NMRA S-9.2.1 for the definitions of </text:span><text:change-end text:change-id="ct94334639534304"/>Byte <text:change-start text:change-id="ct94334639535248"/><text:span text:style-name="T40">8</text:span><text:change-end text:change-id="ct94334639535248"/><text:change text:change-id="ct94334639535488"/><text:change-start text:change-id="ct94334639536336"/>, <text:span text:style-name="T38">which</text:span><text:change-end text:change-id="ct94334639536336"/> <text:change-start text:change-id="ct94334639539184"/><text:span text:style-name="T6">corresponds</text:span><text:span text:style-name="T33"> to the 3</text:span><text:span text:style-name="T31">rd</text:span><text:span text:style-name="T33"> byte of a DCC </text:span><text:span text:style-name="T34">e</text:span><text:span text:style-name="T33">xtended </text:span><text:span text:style-name="T34">a</text:span><text:span text:style-name="T33">ccessory </text:span><text:span text:style-name="T34">d</text:span><text:span text:style-name="T33">ecoder packet</text:span><text:change-end text:change-id="ct94334639539184"/><text:change text:change-id="ct94334639538128"/>.</text:p>
            <text:p text:style-name="P39">Bytes <text:change-start text:change-id="ct94334639547952"/><text:span text:style-name="T39">6</text:span><text:change-end text:change-id="ct94334639547952"/><text:change text:change-id="ct94334639548192"/> and <text:change-start text:change-id="ct94334639548432"/><text:span text:style-name="T39">7</text:span><text:change-end text:change-id="ct94334639548432"/><text:change text:change-id="ct94334639548672"/> are the DCC accessory decoder address<text:change-start text:change-id="ct94334639548912"/>. <text:span text:style-name="T34">Valid values are from 4 to 204</text:span><text:change-end text:change-id="ct94334639548912"/><text:change-start text:change-id="ct94334637917584"/><text:span text:style-name="T35">6</text:span><text:change-end text:change-id="ct94334637917584"/><text:change-start text:change-id="ct94334637916480"/><text:span text:style-name="T34">. By convention, user addresses are from 1 to 204</text:span><text:span text:style-name="T35">3</text:span><text:span text:style-name="T34">, with user address</text:span><text:change-end text:change-id="ct94334637916480"/><text:change-start text:change-id="ct94334637916848"/><text:span text:style-name="T34"> 1 </text:span><text:span text:style-name="T7">corresponding</text:span><text:span text:style-name="T34"> to value </text:span><text:span text:style-name="T36">4</text:span><text:span text:style-name="T34"> at bytes 6 and 7.</text:span><text:change-end text:change-id="ct94334637916848"/> <text:change text:change-id="ct94334639536080"/>All other values for bytes <text:change-start text:change-id="ct94334639539984"/><text:span text:style-name="T39">6</text:span><text:change-end text:change-id="ct94334639539984"/><text:change text:change-id="ct94334639540224"/> and <text:change-start text:change-id="ct94334639550176"/><text:span text:style-name="T39">7</text:span><text:change-end text:change-id="ct94334639550176"/><text:change text:change-id="ct94334639550416"/> <text:change-start text:change-id="ct94334639551776"/><text:span text:style-name="T35">not separately defined </text:span><text:change-end text:change-id="ct94334639551776"/>are reserved for future uses.</text:p>
          </table:table-cell>
        </table:table-row>
      </table:table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s/>1 <text:s/>Introduction (Informative)<text:tab/>1</text:p>
          <text:p text:style-name="P42"><text:s/>2 <text:s/>Intended use (Informative)<text:tab/>1</text:p>
          <text:p text:style-name="P42"><text:s/>3 <text:s/>References and Context (Normative)<text:tab/>1</text:p>
          <text:p text:style-name="P42"><text:s/>4 <text:s/>Format (Normative)<text:tab/>1</text:p>
          <text:p text:style-name="P42"><text:s/>5 <text:s/>Allocation (Normative)<text:tab/>2</text:p>
          <text:p text:style-name="P43"><text:s/>5.1 <text:s/>Node ID Based<text:tab/>2</text:p>
          <text:p text:style-name="P43"><text:s/>5.2 <text:s/>Well-Known Automatically-Routed<text:tab/>3</text:p>
          <text:p text:style-name="P43"><text:s/>5.3 <text:s/>Well-Known<text:tab/>5</text:p>
        </text:index-body>
      </text:table-of-content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fo:margin-left="0.1799in" fo:margin-right="0.0097in" table:align="margins" style:writing-mode="lr-tb"/>
    </style:style>
    <style:style style:name="Table1.A" style:family="table-column">
      <style:table-column-properties style:rel-column-width="34372*"/>
    </style:style>
    <style:style style:name="Table1.B" style:family="table-column">
      <style:table-column-properties style:rel-column-width="605*"/>
    </style:style>
    <style:style style:name="Table1.C" style:family="table-column">
      <style:table-column-properties style:rel-column-width="16948*"/>
    </style:style>
    <style:style style:name="Table1.D" style:family="table-column">
      <style:table-column-properties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0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8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Mar 30, 2023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1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2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1" text:date-value="2023-03-30T22:04:07.587427985">3/30/2023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3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3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9</text:page-number></text:span></text:span><text:span text:style-name="Page_20_Number"><text:span text:style-name="MT4"><text:s/>of </text:span></text:span><text:span text:style-name="Page_20_Number"><text:span text:style-name="MT4"><text:page-count style:num-format="1">1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Mar 30, 2023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4" draw:text-style-name="MP3" svg:width="4.4878in" svg:height="1.5004in" draw:transform="skewX (8.57291957593976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7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8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9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0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78</meta:editing-cycles>
    <meta:editing-duration>P1DT15H21M1S</meta:editing-duration>
    <meta:generator>LibreOffice/7.3.7.2$Linux_X86_64 LibreOffice_project/30$Build-2</meta:generator>
    <dc:date>2023-03-30T22:04:07.482406731</dc:date>
    <meta:document-statistic meta:table-count="4" meta:image-count="1" meta:object-count="0" meta:page-count="1" meta:paragraph-count="231" meta:word-count="1151" meta:character-count="6782" meta:non-whitespace-character-count="5826"/>
    <meta:user-defined meta:name="OLCBdate">Mar 30, 2023</meta:user-defined>
    <meta:user-defined meta:name="OLCBstatus">Draft</meta:user-defined>
    <meta:user-defined meta:name="OLCByear">2023</meta:user-defined>
  </office:meta>
</office:document-meta>
</file>